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ganisationEntry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ganisation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ganisationEntry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ganisationEntry.OrganisationEntry( DependencyResolver resolver ,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